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1b0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1b08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1b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span text:style-name="T4">EXPERIMENT -XIII</text:span></text:p>
      <text:p text:style-name="Standard"/>
      <text:p text:style-name="Standard"/>
      <text:p text:style-name="Standard">Add and Remove file, and directory permission in Linux.</text:p>
      <text:p text:style-name="Standard">Shell scripting: study bash syntax, variables</text:p>
      <text:p text:style-name="Standard"/>
      <text:p text:style-name="Standard"/>
      <text:p text:style-name="Standard">Linux File and Directory Permissions:</text:p>
      <text:p text:style-name="Standard"/>
      <text:p text:style-name="Standard">In Linux, file and directory permissions are crucial for managing access control to files and directories. Permissions define who can read, write, or execute a file or directory.</text:p>
      <text:p text:style-name="Standard">1. File Permissions Overview:</text:p>
      <text:p text:style-name="Standard"/>
      <text:p text:style-name="Standard">There are three basic file permissions:</text:p>
      <text:p text:style-name="Standard"/>
      <text:p text:style-name="Standard"><text:s text:c="4"/>r (read): Permission to view the contents of the file.</text:p>
      <text:p text:style-name="Standard"/>
      <text:p text:style-name="Standard"><text:s text:c="4"/>w (write): Permission to modify the file.</text:p>
      <text:p text:style-name="Standard"/>
      <text:p text:style-name="Standard"><text:s text:c="4"/>x (execute): Permission to run the file if it's executable.</text:p>
      <text:p text:style-name="Standard"/>
      <text:p text:style-name="Standard">Permissions can be assigned to three types of users:</text:p>
      <text:p text:style-name="Standard"/>
      <text:p text:style-name="Standard"><text:s text:c="4"/>Owner: The user who owns the file.</text:p>
      <text:p text:style-name="Standard"/>
      <text:p text:style-name="Standard"><text:s text:c="4"/>Group: The group associated with the file.</text:p>
      <text:p text:style-name="Standard"/>
      <text:p text:style-name="Standard"><text:s text:c="4"/>Others: Everyone else.</text:p>
      <text:p text:style-name="Standard"/>
      <text:p text:style-name="Standard">File permissions are represented by a 3-character string, like rwx, where each character represents a permission for Owner, Group, and Others.</text:p>
      <text:p text:style-name="Standard">2. Changing Permissions with chmod:</text:p>
      <text:p text:style-name="Standard"/>
      <text:p text:style-name="Standard">To change permissions on a file or directory, we use the chmod (change mode) command.</text:p>
      <text:p text:style-name="Standard">Syntax:</text:p>
      <text:p text:style-name="Standard"/>
      <text:p text:style-name="Standard">chmod [options] permissions file_or_directory</text:p>
      <text:p text:style-name="Standard"/>
      <text:p text:style-name="Standard">Examples:</text:p>
      <text:p text:style-name="Standard"/>
      <text:p text:style-name="Standard"><text:s text:c="4"/>Add permission (using symbolic mode):</text:p>
      <text:p text:style-name="Standard"/>
      <text:p text:style-name="Standard"><text:s text:c="8"/>Add execute permission for the owner:</text:p>
      <text:p text:style-name="Standard"/>
      <text:p text:style-name="Standard">chmod u+x file.txt</text:p>
      <text:p text:style-name="Standard"/>
      <text:p text:style-name="Standard">Add write permission for the group:</text:p>
      <text:p text:style-name="Standard"/>
      <text:p text:style-name="Standard"><text:s text:c="4"/>chmod g+w file.txt</text:p>
      <text:p text:style-name="Standard"><text:soft-page-break/></text:p>
      <text:p text:style-name="Standard">Remove permission (using symbolic mode):</text:p>
      <text:p text:style-name="Standard"/>
      <text:p text:style-name="Standard"><text:s text:c="4"/>Remove read permission for others:</text:p>
      <text:p text:style-name="Standard"/>
      <text:p text:style-name="Standard"><text:s text:c="4"/>chmod o-r file.txt</text:p>
      <text:p text:style-name="Standard"/>
      <text:p text:style-name="Standard">Numeric mode (Permissions in numeric values: r=4, w=2, x=1):</text:p>
      <text:p text:style-name="Standard"/>
      <text:p text:style-name="Standard"><text:s text:c="4"/>Set read (4), write (2), and execute (1) for owner, read (4) for group, and no permissions (0) for others:</text:p>
      <text:p text:style-name="Standard"/>
      <text:p text:style-name="Standard"><text:s text:c="4"/>chmod 740 file.txt</text:p>
      <text:p text:style-name="Standard"/>
      <text:p text:style-name="Standard">Recursive Change:</text:p>
      <text:p text:style-name="Standard"/>
      <text:p text:style-name="Standard"><text:s text:c="4"/>Use -R to change permissions recursively for directories and their contents:</text:p>
      <text:p text:style-name="Standard"/>
      <text:p text:style-name="Standard"><text:s text:c="8"/>chmod -R 755 /my_directory</text:p>
      <text:p text:style-name="Standard"/>
      <text:p text:style-name="Standard">3. Changing Ownership with chown:</text:p>
      <text:p text:style-name="Standard"/>
      <text:p text:style-name="Standard">To change the ownership of a file or directory, we use the chown (change owner) command.</text:p>
      <text:p text:style-name="Standard">Syntax:</text:p>
      <text:p text:style-name="Standard"/>
      <text:p text:style-name="Standard">chown [options] new_owner:new_group file_or_directory</text:p>
      <text:p text:style-name="Standard"/>
      <text:p text:style-name="Standard">Examples:</text:p>
      <text:p text:style-name="Standard"/>
      <text:p text:style-name="Standard"><text:s text:c="4"/>Change owner of a file:</text:p>
      <text:p text:style-name="Standard"/>
      <text:p text:style-name="Standard">chown user1 file.txt</text:p>
      <text:p text:style-name="Standard"/>
      <text:p text:style-name="Standard">Change owner and group of a file:</text:p>
      <text:p text:style-name="Standard"/>
      <text:p text:style-name="Standard">chown user1:group1 file.txt</text:p>
      <text:p text:style-name="Standard"/>
      <text:p text:style-name="Standard">Recursive Ownership Change:</text:p>
      <text:p text:style-name="Standard"/>
      <text:p text:style-name="Standard"><text:s text:c="4"/>Use -R to change ownership recursively:</text:p>
      <text:p text:style-name="Standard"/>
      <text:p text:style-name="Standard"><text:s text:c="8"/>chown -R user1:group1 /my_directory</text:p>
      <text:p text:style-name="Standard"/>
      <text:p text:style-name="Standard">4. Changing Group with chgrp:</text:p>
      <text:p text:style-name="Standard"/>
      <text:p text:style-name="Standard">To change the group ownership of a file or directory, use the chgrp command.</text:p>
      <text:p text:style-name="Standard">Syntax:</text:p>
      <text:p text:style-name="Standard"/>
      <text:p text:style-name="Standard">chgrp [options] new_group file_or_directory</text:p>
      <text:p text:style-name="Standard"><text:soft-page-break/></text:p>
      <text:p text:style-name="Standard">Examples:</text:p>
      <text:p text:style-name="Standard"/>
      <text:p text:style-name="Standard"><text:s text:c="4"/>Change group of a file:</text:p>
      <text:p text:style-name="Standard"/>
      <text:p text:style-name="Standard">chgrp group1 file.txt</text:p>
      <text:p text:style-name="Standard"/>
      <text:p text:style-name="Standard">Recursive Change:</text:p>
      <text:p text:style-name="Standard"/>
      <text:p text:style-name="Standard"><text:s text:c="4"/>Use -R to change the group recursively:</text:p>
      <text:p text:style-name="Standard"/>
      <text:p text:style-name="Standard"><text:s text:c="8"/>chgrp -R group1 /my_directory</text:p>
      <text:p text:style-name="Standard"/>
      <text:p text:style-name="Standard">Study Bash Syntax and Variables</text:p>
      <text:p text:style-name="Standard">1. Bash Scripting Syntax Overview:</text:p>
      <text:p text:style-name="Standard"/>
      <text:p text:style-name="Standard">Bash scripts are a series of commands written in a text file and executed by the Bash shell. The script must have execution permission (chmod +x script.sh).</text:p>
      <text:p text:style-name="Standard">Basic Structure:</text:p>
      <text:p text:style-name="Standard"/>
      <text:p text:style-name="Standard">#!/bin/bash</text:p>
      <text:p text:style-name="Standard"># This is a comment</text:p>
      <text:p text:style-name="Standard"/>
      <text:p text:style-name="Standard">echo "Hello, world!" <text:s/># Print to screen</text:p>
      <text:p text:style-name="Standard"/>
      <text:p text:style-name="Standard"><text:s text:c="4"/>#!/bin/bash: Shebang line, indicates the script should be executed with the Bash shell.</text:p>
      <text:p text:style-name="Standard"/>
      <text:p text:style-name="Standard"><text:s text:c="4"/>echo "message": Command to display a message to the screen.</text:p>
      <text:p text:style-name="Standard"/>
      <text:p text:style-name="Standard"><text:s text:c="4"/>#: Comments in scripts (ignored by the interpreter).</text:p>
      <text:p text:style-name="Standard"/>
      <text:p text:style-name="Standard">2. Variables:</text:p>
      <text:p text:style-name="Standard"/>
      <text:p text:style-name="Standard">Variables in Bash store data that can be used later in the script. You don't need to declare a type for the variable.</text:p>
      <text:p text:style-name="Standard">Syntax:</text:p>
      <text:p text:style-name="Standard"/>
      <text:p text:style-name="Standard">variable_name="value"</text:p>
      <text:p text:style-name="Standard"/>
      <text:p text:style-name="Standard"><text:s text:c="4"/>Assigning a Value:</text:p>
      <text:p text:style-name="Standard"/>
      <text:p text:style-name="Standard">name="Alice"</text:p>
      <text:p text:style-name="Standard"/>
      <text:p text:style-name="Standard">Accessing Variables:</text:p>
      <text:p text:style-name="Standard"/>
      <text:p text:style-name="Standard">echo $name <text:s/># Outputs: Alice</text:p>
      <text:p text:style-name="Standard"/>
      <text:p text:style-name="Standard">Using Variables in Scripts:</text:p>
      <text:p text:style-name="Standard"/>
      <text:p text:style-name="Standard"><text:soft-page-break/>user="Bob"</text:p>
      <text:p text:style-name="Standard">echo "Hello, $user!"</text:p>
      <text:p text:style-name="Standard"/>
      <text:p text:style-name="Standard">Read user input:</text:p>
      <text:p text:style-name="Standard"/>
      <text:p text:style-name="Standard"><text:s text:c="4"/>echo "Enter your name:"</text:p>
      <text:p text:style-name="Standard"><text:s text:c="4"/>read name</text:p>
      <text:p text:style-name="Standard"><text:s text:c="4"/>echo "Hello, $name!"</text:p>
      <text:p text:style-name="Standard"/>
      <text:p text:style-name="Standard">3. Conditional Statements:</text:p>
      <text:p text:style-name="Standard"/>
      <text:p text:style-name="Standard">Use if, elif, and else to create conditional logic in scripts.</text:p>
      <text:p text:style-name="Standard">Example:</text:p>
      <text:p text:style-name="Standard"/>
      <text:p text:style-name="Standard">#!/bin/bash</text:p>
      <text:p text:style-name="Standard"/>
      <text:p text:style-name="Standard">echo "Enter a number:"</text:p>
      <text:p text:style-name="Standard">read number</text:p>
      <text:p text:style-name="Standard"/>
      <text:p text:style-name="Standard">if [ $number -gt 10 ]; then</text:p>
      <text:p text:style-name="Standard"><text:s text:c="4"/>echo "Number is greater than 10."</text:p>
      <text:p text:style-name="Standard">elif [ $number -lt 10 ]; then</text:p>
      <text:p text:style-name="Standard"><text:s text:c="4"/>echo "Number is less than 10."</text:p>
      <text:p text:style-name="Standard">else</text:p>
      <text:p text:style-name="Standard"><text:s text:c="4"/>echo "Number is equal to 10."</text:p>
      <text:p text:style-name="Standard">fi</text:p>
      <text:p text:style-name="Standard"/>
      <text:p text:style-name="Standard">4. Loops:</text:p>
      <text:p text:style-name="Standard"/>
      <text:p text:style-name="Standard"><text:s text:c="4"/>For Loop:</text:p>
      <text:p text:style-name="Standard"/>
      <text:p text:style-name="Standard">for i in {1..5}; do</text:p>
      <text:p text:style-name="Standard"><text:s text:c="4"/>echo "Number $i"</text:p>
      <text:p text:style-name="Standard">done</text:p>
      <text:p text:style-name="Standard"/>
      <text:p text:style-name="Standard">While Loop:</text:p>
      <text:p text:style-name="Standard"/>
      <text:p text:style-name="Standard"><text:s text:c="4"/>count=1</text:p>
      <text:p text:style-name="Standard"><text:s text:c="4"/>while [ $count -le 5 ]; do</text:p>
      <text:p text:style-name="Standard"><text:s text:c="8"/>echo "Count is $count"</text:p>
      <text:p text:style-name="Standard"><text:s text:c="8"/>((count++))</text:p>
      <text:p text:style-name="Standard"><text:s text:c="4"/>done</text:p>
      <text:p text:style-name="Standard"/>
      <text:p text:style-name="Standard">5. Functions:</text:p>
      <text:p text:style-name="Standard"/>
      <text:p text:style-name="Standard">Define a function in Bash to perform a specific task.</text:p>
      <text:p text:style-name="Standard">Syntax:</text:p>
      <text:p text:style-name="Standard"/>
      <text:p text:style-name="Standard">function_name() {</text:p>
      <text:p text:style-name="Standard"><text:soft-page-break/><text:s text:c="4"/># Code to execute</text:p>
      <text:p text:style-name="Standard">}</text:p>
      <text:p text:style-name="Standard"/>
      <text:p text:style-name="Standard"># Call function</text:p>
      <text:p text:style-name="Standard">function_name</text:p>
      <text:p text:style-name="Standard"/>
      <text:p text:style-name="Standard">Example:</text:p>
      <text:p text:style-name="Standard"/>
      <text:p text:style-name="Standard">greet() {</text:p>
      <text:p text:style-name="Standard"><text:s text:c="4"/>echo "Hello, $1!" <text:s/># $1 is the first argument passed to the function</text:p>
      <text:p text:style-name="Standard">}</text:p>
      <text:p text:style-name="Standard"/>
      <text:p text:style-name="Standard">greet "Alice" <text:s/># Outputs: Hello, Alice!</text:p>
      <text:p text:style-name="Standard"/>
      <text:p text:style-name="Standard">Conclusion</text:p>
      <text:p text:style-name="Standard"/>
      <text:p text:style-name="Standard">This overview covers the basics of managing file and directory permissions in Linux and gives a brief introduction to writing Bash scripts with syntax, variables, and flow control. If you need any more details or examples, feel free to ask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4T13:23:23.510594856</meta:creation-date>
    <dc:date>2025-03-24T13:30:42.413921445</dc:date>
    <meta:editing-duration>PT7M19S</meta:editing-duration>
    <meta:editing-cycles>1</meta:editing-cycles>
    <meta:document-statistic meta:table-count="0" meta:image-count="0" meta:object-count="0" meta:page-count="5" meta:paragraph-count="120" meta:word-count="663" meta:character-count="4252" meta:non-whitespace-character-count="3514"/>
    <meta:generator>LibreOffice/6.4.7.2$Linux_X86_64 LibreOffice_project/40$Build-2</meta:generator>
  </office:meta>
</office:document-meta>
</file>